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b906" officeooo:paragraph-rsid="0015b906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officeooo:rsid="0017abc1" officeooo:paragraph-rsid="0017abc1" style:font-size-asian="16pt" style:font-style-asian="normal" style:font-size-complex="16pt" style:font-style-complex="normal"/>
    </style:style>
    <style:style style:name="P3" style:family="paragraph" style:parent-style-name="Standard">
      <style:text-properties officeooo:rsid="0017abc1" officeooo:paragraph-rsid="0017abc1"/>
    </style:style>
    <style:style style:name="P4" style:family="paragraph" style:parent-style-name="Standard">
      <style:text-properties officeooo:rsid="00198000" officeooo:paragraph-rsid="00198000"/>
    </style:style>
    <style:style style:name="P5" style:family="paragraph" style:parent-style-name="Standard">
      <style:text-properties officeooo:rsid="001b311a" officeooo:paragraph-rsid="001b311a"/>
    </style:style>
    <style:style style:name="P6" style:family="paragraph" style:parent-style-name="Standard">
      <style:text-properties officeooo:rsid="001c6733" officeooo:paragraph-rsid="001c6733"/>
    </style:style>
    <style:style style:name="P7" style:family="paragraph" style:parent-style-name="Standard">
      <style:text-properties officeooo:rsid="001d2cef" officeooo:paragraph-rsid="001d2cef"/>
    </style:style>
    <style:style style:name="P8" style:family="paragraph" style:parent-style-name="Standard">
      <style:text-properties officeooo:rsid="001d6bef" officeooo:paragraph-rsid="001d6bef"/>
    </style:style>
    <style:style style:name="P9" style:family="paragraph" style:parent-style-name="Standard">
      <style:text-properties officeooo:rsid="001e6680" officeooo:paragraph-rsid="001e6680"/>
    </style:style>
    <style:style style:name="P10" style:family="paragraph" style:parent-style-name="Standard">
      <style:paragraph-properties fo:break-before="page"/>
      <style:text-properties officeooo:rsid="001d2cef" officeooo:paragraph-rsid="001d2cef"/>
    </style:style>
    <style:style style:name="P11" style:family="paragraph" style:parent-style-name="Standard">
      <style:text-properties officeooo:rsid="0015b906" officeooo:paragraph-rsid="0015b906"/>
    </style:style>
    <style:style style:name="P12" style:family="paragraph" style:parent-style-name="Standard">
      <style:text-properties officeooo:rsid="002142ca" officeooo:paragraph-rsid="002142ca"/>
    </style:style>
    <style:style style:name="P13" style:family="paragraph" style:parent-style-name="Standard">
      <style:text-properties officeooo:rsid="001df050" officeooo:paragraph-rsid="001df050"/>
    </style:style>
    <style:style style:name="P14" style:family="paragraph" style:parent-style-name="Standard">
      <style:text-properties officeooo:rsid="001d2cef" officeooo:paragraph-rsid="001d2cef"/>
    </style:style>
    <style:style style:name="P15" style:family="paragraph" style:parent-style-name="Standard">
      <style:text-properties officeooo:rsid="001d2cef" officeooo:paragraph-rsid="001c6733"/>
    </style:style>
    <style:style style:name="T1" style:family="text">
      <style:text-properties officeooo:rsid="00198000"/>
    </style:style>
    <style:style style:name="T2" style:family="text">
      <style:text-properties officeooo:rsid="001fcb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ms Like</text:p>
      <text:p text:style-name="P1">Characters:</text:p>
      <text:p text:style-name="P1">- HP</text:p>
      <text:p text:style-name="P1">- Name</text:p>
      <text:p text:style-name="P1">- Inventory</text:p>
      <text:p text:style-name="P1"/>
      <text:p text:style-name="P1">Inventory:</text:p>
      <text:p text:style-name="P1">-UIWeapons</text:p>
      <text:p text:style-name="P1"/>
      <text:p text:style-name="P1">UIWeapons:</text:p>
      <text:p text:style-name="P1">- Amount</text:p>
      <text:p text:style-name="P1">- UnlimitedAmmo?</text:p>
      <text:p text:style-name="P1"/>
      <text:p text:style-name="P12"/>
      <text:p text:style-name="P1"/>
      <text:p text:style-name="P1">Destructible terrain</text:p>
      <text:p text:style-name="P1"/>
      <text:p text:style-name="P1">Teams:</text:p>
      <text:p text:style-name="P1">Team Health bar (total of all health bars)</text:p>
      <text:p text:style-name="P4"/>
      <text:p text:style-name="P8">1 Team vs 1 Team for now</text:p>
      <text:p text:style-name="P4"/>
      <text:p text:style-name="P4">Timed Rounds</text:p>
      <text:p text:style-name="P5">Total timer -&gt; Suddent Death at the end (rising water);</text:p>
      <text:p text:style-name="P4">Water -&gt; Death in water</text:p>
      <text:p text:style-name="P4"/>
      <text:p text:style-name="P9">Timer after WeaponUse id untouched</text:p>
      <text:p text:style-name="P4"/>
      <text:p text:style-name="P4"/>
      <text:p text:style-name="P1">List of Weapons (encline to change over time):</text:p>
      <text:p text:style-name="P1">- Bazooka</text:p>
      <text:p text:style-name="P1">- Grenade</text:p>
      <text:p text:style-name="P1">- Dynamite</text:p>
      <text:p text:style-name="P1">- Mine</text:p>
      <text:p text:style-name="P1">- JetPack</text:p>
      <text:p text:style-name="P1">- Rope</text:p>
      <text:p text:style-name="P1">- <text:span text:style-name="T1">Switch Player</text:span></text:p>
      <text:p text:style-name="P1">- <text:span text:style-name="T2">Batte de baseball</text:span></text:p>
      <text:p text:style-name="P1"/>
      <text:p text:style-name="P12">Behaviour depending on equipped weapon</text:p>
      <text:p text:style-name="P1"/>
      <text:p text:style-name="P3">Supply and healing crates</text:p>
      <text:p text:style-name="P4">Wind</text:p>
      <text:p text:style-name="P4"/>
      <text:p text:style-name="P7">AI</text:p>
      <text:p text:style-name="P4"/>
      <text:p text:style-name="P6">Worm Customization?</text:p>
      <text:p text:style-name="P15"/>
      <text:p text:style-name="P7">Menus</text:p>
      <text:p text:style-name="P7"/>
      <text:p text:style-name="P13">Camera</text:p>
      <text:p text:style-name="P10">UI: </text:p>
      <text:p text:style-name="P7">Characters :</text:p>
      <text:p text:style-name="P7">- Names</text:p>
      <text:p text:style-name="P7">- HP</text:p>
      <text:p text:style-name="P7"/>
      <text:p text:style-name="P7">Inventory</text:p>
      <text:p text:style-name="P7"/>
      <text:p text:style-name="P7">WindForce</text:p>
      <text:p text:style-name="P7"/>
      <text:p text:style-name="P7">Total Timer</text:p>
      <text:p text:style-name="P7"/>
      <text:p text:style-name="P7">RoundTimer</text:p>
      <text:p text:style-name="P7"/>
      <text:p text:style-name="P7">TotalTeamsHealthB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4S</meta:editing-duration>
    <meta:editing-cycles>14</meta:editing-cycles>
    <meta:generator>LibreOffice/5.0.6.3$Windows_x86 LibreOffice_project/490fc03b25318460cfc54456516ea2519c11d1aa</meta:generator>
    <dc:date>2018-04-16T17:52:19.050000000</dc:date>
    <meta:document-statistic meta:table-count="0" meta:image-count="0" meta:object-count="0" meta:page-count="2" meta:paragraph-count="43" meta:word-count="111" meta:character-count="625" meta:non-whitespace-character-count="556"/>
    <meta:user-defined meta:name="Info 1"/>
    <meta:user-defined meta:name="Info 2"/>
    <meta:user-defined meta:name="Info 3"/>
    <meta:user-defined meta:name="Info 4"/>
  </office:meta>
</office:document-meta>
</file>